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Open Sans" fo:font-size="9.75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Open Sans" fo:font-size="9.75pt" fo:letter-spacing="normal" fo:font-style="normal" fo:font-weight="normal" officeooo:rsid="00086839" officeooo:paragraph-rsid="00086839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44444" style:font-name="monospace" fo:font-size="9.75pt" fo:letter-spacing="normal" fo:font-style="normal" fo:font-weight="normal" officeooo:rsid="00086839" officeooo:paragraph-rsid="00086839"/>
    </style:style>
    <style:style style:name="P4" style:family="paragraph" style:parent-style-name="Standard">
      <style:text-properties style:use-window-font-color="true"/>
    </style:style>
    <style:style style:name="T1" style:family="text">
      <style:text-properties fo:color="#444444" style:font-name="monospace"/>
    </style:style>
    <style:style style:name="T2" style:family="text">
      <style:text-properties fo:color="#444444" style:font-name="monospace" loext:padding="0cm" loext:border="none"/>
    </style:style>
    <style:style style:name="T3" style:family="text">
      <style:text-properties fo:color="#880000" style:font-name="monospace" loext:padding="0cm" loext:border="none"/>
    </style:style>
    <style:style style:name="T4" style:family="text">
      <style:text-properties fo:color="#397300" style:font-name="monospace" loext:padding="0cm" loext:border="none"/>
    </style:style>
    <style:style style:name="T5" style:family="text">
      <style:text-properties fo:font-variant="normal" fo:text-transform="none" fo:color="#444444" style:font-name="monospace" fo:font-size="9.75pt" fo:letter-spacing="normal" fo:font-style="normal" fo:font-weight="normal" officeooo:rsid="00086839"/>
    </style:style>
    <style:style style:name="T6" style:family="text">
      <style:text-properties fo:font-variant="normal" fo:text-transform="none" fo:color="#444444" style:font-name="monospace" fo:font-size="9.75pt" fo:letter-spacing="normal" fo:font-style="normal" fo:font-weight="normal" officeooo:rsid="00086839" loext:padding="0cm" loext:border="none"/>
    </style:style>
    <style:style style:name="T7" style:family="text">
      <style:text-properties fo:font-variant="normal" fo:text-transform="none" fo:color="#444444" style:font-name="monospace" fo:font-size="9.75pt" fo:letter-spacing="normal" fo:font-style="normal" fo:font-weight="bold" officeooo:rsid="00086839" loext:padding="0cm" loext:border="none"/>
    </style:style>
    <style:style style:name="T8" style:family="text">
      <style:text-properties fo:font-variant="normal" fo:text-transform="none" fo:color="#444444" style:font-name="Open Sans" fo:font-size="9.75pt" fo:letter-spacing="normal" fo:font-style="normal" fo:font-weight="normal" officeooo:rsid="00086839"/>
    </style:style>
    <style:style style:name="T9" style:family="text">
      <style:text-properties fo:font-variant="normal" fo:text-transform="none" fo:color="#880000" style:font-name="monospace" fo:font-size="9.75pt" fo:letter-spacing="normal" fo:font-style="normal" fo:font-weight="normal" officeooo:rsid="00086839" loext:padding="0cm" loext:border="none"/>
    </style:style>
    <style:style style:name="T10" style:family="text">
      <style:text-properties fo:font-variant="normal" fo:text-transform="none" fo:color="#000000" style:font-name="Open Sans" fo:font-size="9.75pt" fo:letter-spacing="normal" fo:font-style="normal" fo:font-weight="normal" officeooo:rsid="00086839"/>
    </style:style>
    <style:style style:name="T11" style:family="text">
      <style:text-properties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mover a div 'sliders-pointers' de dentro da div 'slide' conforme o html.</text:p>
      <text:p text:style-name="P1"/>
      <text:p text:style-name="P2">HTML</text:p>
      <text:p text:style-name="Standard"><text:span text:style-name="T5">&lt;</text:span><text:span text:style-name="T6">section</text:span><text:span text:style-name="T8"> </text:span><text:span text:style-name="T6">class</text:span><text:span text:style-name="T5">=</text:span><text:span text:style-name="T9">"banner"</text:span><text:span text:style-name="T5">&gt;</text:span><text:span text:style-name="T10"><text:line-break/></text:span><text:span text:style-name="T5">&lt;</text:span><text:span text:style-name="T6">div</text:span><text:span text:style-name="T8"> </text:span><text:span text:style-name="T6">class</text:span><text:span text:style-name="T5">=</text:span><text:span text:style-name="T9">"sliders"</text:span><text:span text:style-name="T5">&gt;</text:span><text:span text:style-name="T10"><text:line-break/></text:span><text:span text:style-name="T5">&lt;</text:span><text:span text:style-name="T6">div</text:span><text:span text:style-name="T8"> </text:span><text:span text:style-name="T6">class</text:span><text:span text:style-name="T5">=</text:span><text:span text:style-name="T9">"slide"</text:span><text:span text:style-name="T5">&gt;</text:span><text:span text:style-name="T10"><text:line-break/></text:span><text:span text:style-name="T5">&lt;</text:span><text:span text:style-name="T6">div</text:span><text:span text:style-name="T8"> </text:span><text:span text:style-name="T6">class</text:span><text:span text:style-name="T5">=</text:span><text:span text:style-name="T9">"slidearea"</text:span><text:span text:style-name="T5">&gt;</text:span><text:span text:style-name="T10"><text:line-break/></text:span><text:span text:style-name="T5">&lt;</text:span><text:span text:style-name="T6">h1</text:span><text:span text:style-name="T5">&gt;Design is about </text:span><text:span text:style-name="T6">&lt;</text:span><text:span text:style-name="T7">br</text:span><text:span text:style-name="T6">&gt;</text:span><text:span text:style-name="T8"> </text:span><text:span text:style-name="T6">&lt;</text:span><text:span text:style-name="T7">span</text:span><text:span text:style-name="T6">&gt;</text:span><text:span text:style-name="T5">Comunication</text:span><text:span text:style-name="T6">&lt;/</text:span><text:span text:style-name="T7">span</text:span><text:span text:style-name="T6">&gt;&lt;/</text:span><text:span text:style-name="T7">h1</text:span><text:span text:style-name="T6">&gt;</text:span><text:span text:style-name="T10"><text:line-break/></text:span><text:span text:style-name="T5">&lt;</text:span><text:span text:style-name="T6">h2</text:span><text:span text:style-name="T5">&gt;Call us: +00 01234 5678</text:span><text:span text:style-name="T6">&lt;/</text:span><text:span text:style-name="T7">h2</text:span><text:span text:style-name="T6">&gt;</text:span><text:span text:style-name="T10"><text:line-break/></text:span><text:span text:style-name="T5">&lt;</text:span><text:span text:style-name="T6">a</text:span><text:span text:style-name="T8"> </text:span><text:span text:style-name="T6">href</text:span><text:span text:style-name="T5">=</text:span><text:span text:style-name="T9">""</text:span><text:span text:style-name="T8"> </text:span><text:span text:style-name="T6">class</text:span><text:span text:style-name="T5">=</text:span><text:span text:style-name="T9">"button"</text:span><text:span text:style-name="T5">&gt;Get in touch</text:span><text:span text:style-name="T6">&lt;/</text:span><text:span text:style-name="T7">a</text:span><text:span text:style-name="T6">&gt;</text:span><text:span text:style-name="T10"><text:line-break/></text:span><text:span text:style-name="T11">&lt;/div&gt;<text:line-break/>&lt;/div&gt;<text:line-break/>&lt;div class="slide"&gt;<text:line-break/>&lt;div class="slidearea"&gt;<text:line-break/>&lt;h1&gt;Design is about &lt;br&gt; &lt;span&gt;Teste1&lt;/span&gt;&lt;/h1&gt;<text:line-break/>&lt;h2&gt;Call us: +00 01234 5678&lt;/h2&gt;<text:line-break/>&lt;a href="" class="button"&gt;Get in touch&lt;/a&gt;<text:line-break/>&lt;/div&gt;<text:line-break/>&lt;/div&gt;<text:line-break/>&lt;div class="slide"&gt;<text:line-break/>&lt;div class="slidearea"&gt;<text:line-break/>&lt;h1&gt;Design is about &lt;br&gt; &lt;span&gt;Teste2&lt;/span&gt;&lt;/h1&gt;<text:line-break/>&lt;h2&gt;Call us: +00 01234 5678&lt;/h2&gt;<text:line-break/>&lt;a href="" class="button"&gt;Get in touch&lt;/a&gt;<text:line-break/>&lt;/div&gt;<text:line-break/>&lt;/div&gt;<text:line-break/>&lt;/div&gt;<text:line-break/>&lt;div class="sliders-pointers"&gt;<text:line-break/>&lt;div id='0' class="pointer active"&gt;&lt;/div&gt;<text:line-break/>&lt;div id='1'class="pointer"&gt;&lt;/div&gt;<text:line-break/>&lt;div id='2'class="pointer"&gt;&lt;/div&gt;<text:line-break/>&lt;/div&gt;<text:line-break/>&lt;/section&gt;</text:span></text:p>
      <text:p text:style-name="P4"/>
      <text:p text:style-name="P4">&lt;script&gt;<text:line-break/>const sliders = document.querySelector('.sliders')<text:line-break/>const pointers = document.querySelectorAll('.pointer')<text:line-break/>pointers.forEach(pointer=&gt;{<text:line-break/>pointer.addEventListener('click', ()=&gt;{<text:line-break/>if(pointer.classList[1] !== 'active'){<text:line-break/>pointers.forEach(pointer=&gt;{<text:line-break/>pointer.classList.remove('active')<text:line-break/>})<text:line-break/>sliders.style.marginLeft=`-${pointer.id}01vw`<text:line-break/>pointer.classList.add('active')<text:line-break/>}<text:line-break/>})<text:line-break/>})<text:line-break/>&lt;/script&gt;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sans-serif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7T19:12:59.535738443</meta:creation-date>
    <dc:date>2020-08-19T14:46:53.580813908</dc:date>
    <meta:editing-duration>PT8M31S</meta:editing-duration>
    <meta:editing-cycles>2</meta:editing-cycles>
    <meta:generator>LibreOffice/6.4.4.2$Linux_X86_64 LibreOffice_project/40$Build-2</meta:generator>
    <meta:print-date>2020-08-19T14:46:26.495925424</meta:print-date>
    <meta:document-statistic meta:table-count="0" meta:image-count="0" meta:object-count="0" meta:page-count="1" meta:paragraph-count="4" meta:word-count="117" meta:character-count="1231" meta:non-whitespace-character-count="1118"/>
  </office:meta>
</office:document-meta>
</file>